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8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0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2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3.1.2 Use Case 2: Styre klodsplacering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2">Styresystem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9">Frekvens: </text:span></text:span><text:span text:style-name="Standardskrifttype_20_i_20_afsnit"><text:span text:style-name="T11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0">Sekundære aktører: </text:span></text:span><text:span text:style-name="Standardskrifttype_20_i_20_afsnit"><text:span text:style-name="T12">Ingen.</text:span></text:span></text:p>
      <text:p text:style-name="P2"><text:span text:style-name="Standardskrifttype_20_i_20_afsnit"><text:span text:style-name="T12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7">RoboGO: de har interesse i, at en tidligere manuel, udført opgave bliver automatiseret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7">Computeren er koblet til resten af SCORBOT systemet.</text:span></text:span></text:p>
      <text:p text:style-name="P2"><text:span text:style-name="Standardskrifttype_20_i_20_afsnit"><text:span text:style-name="T7">Hermed menes, at USB-Controlleren og SCORBOTTEN er forbundet til med kabel.</text:span></text:span></text:p>
      <text:p text:style-name="P2"><text:span text:style-name="Standardskrifttype_20_i_20_afsnit"><text:span text:style-name="T7">Desuden skal der være tilgængeligt, flytbare klodser indenfor robottens område. 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7">Robotten vil regulere efter den nye position givet fra brugerens input. </text:span></text:span></text:p>
      <text:p text:style-name="P2"><text:span text:style-name="Standardskrifttype_20_i_20_afsnit"><text:span text:style-name="T4">Main success scenarie:</text:span></text:span></text:p>
      <text:list xml:id="list36646944" text:style-name="LS1">
        <text:list-item text:start-value="1">
          <text:p text:style-name="P3">Brugeren interagerer med brugergrænsefladen.</text:p>
        </text:list-item>
        <text:list-item>
          <text:p text:style-name="P3"/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8">Ikke funktionelle krav:</text:span></text:span></text:p>
      <text:p text:style-name="P1"><text:span text:style-name="Standardskrifttype_20_i_20_afsni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05T16:55:00.20</dc:date>
    <meta:editing-duration>PT2H11M24S</meta:editing-duration>
    <meta:editing-cycles>19</meta:editing-cycles>
    <meta:document-statistic meta:table-count="0" meta:image-count="0" meta:object-count="0" meta:page-count="1" meta:paragraph-count="18" meta:word-count="88" meta:character-count="627" meta:non-whitespace-character-count="599"/>
  </office:meta>
</office:document-meta>
</file>